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0000ff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2cm"/>
    </style:style>
    <style:style style:name="gr4" style:family="graphic" style:parent-style-name="measure" style:list-style-name="L1">
      <style:graphic-properties draw:textarea-horizontal-align="center" draw:textarea-vertical-align="middle" draw:fit-to-size="false" draw:line-distance="3.709cm" draw:start-guide="-0.972cm" draw:measure-align="inside" draw:measure-vertical-align="center" draw:parallel="true"/>
    </style:style>
    <style:style style:name="gr5" style:family="graphic" style:parent-style-name="measure" style:list-style-name="L1">
      <style:graphic-properties svg:stroke-width="0.051cm" draw:marker-start-width="0.279cm" draw:marker-end-width="0.279cm" draw:textarea-vertical-align="middle" fo:padding-left="0.762cm" draw:line-distance="0.611cm" draw:measure-align="inside" draw:measure-vertical-align="center" draw:show-unit="false" draw:parallel="false"/>
    </style:style>
    <style:style style:name="gr6" style:family="graphic" style:parent-style-name="measure" style:list-style-name="L1">
      <style:graphic-properties svg:stroke-width="0.051cm" draw:marker-start-width="0.279cm" draw:marker-end-width="0.279cm" draw:textarea-vertical-align="middle" draw:line-distance="-0.046cm" draw:measure-align="inside" draw:measure-vertical-align="center" draw:show-unit="false" draw:placing="below" draw:parallel="true"/>
    </style:style>
    <style:style style:name="gr7" style:family="graphic" style:parent-style-name="measure" style:list-style-name="L1">
      <style:graphic-properties svg:stroke-width="0.051cm" draw:marker-start-width="0.279cm" draw:marker-end-width="0.279cm" draw:textarea-vertical-align="middle" draw:line-distance="0.004cm" draw:measure-align="inside" draw:measure-vertical-align="center" draw:show-unit="false" draw:placing="below" draw:parallel="true"/>
    </style:style>
    <style:style style:name="gr8" style:family="graphic" style:parent-style-name="measure" style:list-style-name="L1">
      <style:graphic-properties svg:stroke-width="0.051cm" draw:marker-start-width="0.279cm" draw:marker-end-width="0.279cm" draw:textarea-vertical-align="middle" draw:line-distance="-0.001cm" draw:measure-align="inside" draw:measure-vertical-align="center" draw:show-unit="false" draw:placing="above" draw:parallel="true"/>
    </style:style>
    <style:style style:name="gr9" style:family="graphic" style:parent-style-name="measure" style:list-style-name="L1">
      <style:graphic-properties svg:stroke-width="0.051cm" draw:marker-start-width="0.279cm" draw:marker-end-width="0.279cm" draw:textarea-vertical-align="middle" draw:line-distance="0.004cm" draw:end-guide="-0.102cm" draw:measure-align="inside" draw:measure-vertical-align="center" draw:show-unit="false" draw:placing="below" draw:parallel="true"/>
    </style:style>
    <style:style style:name="gr10" style:family="graphic" style:parent-style-name="measure" style:list-style-name="L1">
      <style:graphic-properties svg:stroke-width="0.051cm" draw:marker-start-width="0.279cm" draw:marker-end-width="0.279cm" draw:textarea-vertical-align="middle" draw:line-distance="-0.093cm" draw:measure-align="inside" draw:measure-vertical-align="center" draw:show-unit="false" draw:placing="below" draw:parallel="true"/>
    </style:style>
    <style:style style:name="gr11" style:family="graphic" style:parent-style-name="measure" style:list-style-name="L1">
      <style:graphic-properties draw:textarea-horizontal-align="center" draw:textarea-vertical-align="middle" draw:fit-to-size="false" draw:line-distance="5.65cm" draw:start-guide="-1.831cm" draw:measure-align="inside" draw:measure-vertical-align="center" draw:parallel="true"/>
    </style:style>
    <style:style style:name="gr12" style:family="graphic" style:parent-style-name="measure" style:list-style-name="L1">
      <style:graphic-properties svg:stroke-width="0.051cm" draw:marker-start-width="0.279cm" draw:marker-end-width="0.279cm" draw:textarea-vertical-align="middle" draw:line-distance="0.411cm" draw:measure-align="inside" draw:measure-vertical-align="center"/>
    </style:style>
    <style:style style:name="gr13" style:family="graphic" style:parent-style-name="measure" style:list-style-name="L1">
      <style:graphic-properties svg:stroke-width="0.051cm" draw:marker-start-width="0.279cm" draw:marker-end-width="0.279cm" draw:textarea-vertical-align="middle" draw:line-distance="2.243cm" draw:measure-align="inside" draw:measure-vertical-align="center"/>
    </style:style>
    <style:style style:name="gr14" style:family="graphic" style:parent-style-name="measure" style:list-style-name="L1">
      <style:graphic-properties svg:stroke-width="0.051cm" draw:marker-start-width="0.279cm" draw:marker-end-width="0.279cm" draw:textarea-vertical-align="middle" draw:line-distance="3.311cm" draw:measure-align="inside" draw:measure-vertical-align="center"/>
    </style:style>
    <style:style style:name="gr15" style:family="graphic" style:parent-style-name="standard">
      <style:graphic-properties draw:stroke="none" svg:stroke-color="#000000" draw:fill="none" draw:fill-color="#ffffff" fo:min-height="0.967cm"/>
    </style:style>
    <style:style style:name="gr16" style:family="graphic" style:parent-style-name="measure" style:list-style-name="L1">
      <style:graphic-properties svg:stroke-width="0.051cm" draw:marker-start-width="0.279cm" draw:marker-end-width="0.279cm" draw:textarea-vertical-align="middle" draw:line-distance="2.853cm" draw:measure-align="inside" draw:measure-vertical-align="center"/>
    </style:style>
    <style:style style:name="gr17" style:family="graphic" style:parent-style-name="measure" style:list-style-name="L1">
      <style:graphic-properties svg:stroke-width="0.051cm" draw:marker-start-width="0.279cm" draw:marker-end-width="0.279cm" draw:textarea-vertical-align="middle" draw:line-distance="1.525cm" draw:measure-align="inside" draw:measure-vertical-align="center"/>
    </style:style>
    <style:style style:name="gr18" style:family="graphic" style:parent-style-name="measure" style:list-style-name="L1">
      <style:graphic-properties svg:stroke-width="0.051cm" draw:marker-start-width="0.279cm" draw:marker-end-width="0.279cm" draw:textarea-vertical-align="middle" draw:line-distance="1.073cm" draw:measure-align="inside" draw:measure-vertical-align="center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path draw:style-name="gr1" draw:text-style-name="P1" draw:layer="layout" svg:width="16.499cm" svg:height="15.519cm" draw:transform="skewX (-1.39648718917686E-017) rotate (0.219213354050488) translate (-0.755994387742039cm 8.43538021240663cm)" svg:viewBox="0 0 16500 15520" svg:d="m0 11896c1364-738 718-412 1540-1064 603-1065 1243-2068 1531-2891 464-1147 1428-3388 1779-4086 294-586 1485-4113 1951-3840 503 294 515 3109 517 3764 3 531 13 1208 82 1739 171 1310 944-259 1490-605 702-1044 1049 1472 1214 2041 176 612 279 1625 760 2202 422 508 1357-1021 1854-838 513 189 986 1652 1109 2280 114 580 2286 4316 2673 4922">
          <text:p/>
        </draw:path>
        <draw:line draw:style-name="gr2" draw:text-style-name="P1" draw:layer="layout" svg:x1="1cm" svg:y1="20.098cm" svg:x2="20cm" svg:y2="20.098cm">
          <text:p/>
        </draw:line>
        <draw:line draw:style-name="gr2" draw:text-style-name="P1" draw:layer="layout" svg:x1="1.831cm" svg:y1="20.76cm" svg:x2="1.933cm" svg:y2="4.07cm">
          <text:p/>
        </draw:line>
        <draw:frame draw:style-name="gr3" draw:text-style-name="P2" draw:layer="layout" svg:width="4.682cm" svg:height="1.195cm" svg:x="2.441cm" svg:y="4.071cm">
          <draw:text-box>
            <text:p><text:span text:style-name="T1">Amplitude</text:span></text:p>
          </draw:text-box>
        </draw:frame>
        <draw:measure draw:style-name="gr4" draw:text-style-name="P3" draw:layer="measurelines" svg:x1="7.886cm" svg:y1="10.889cm" svg:x2="7.886cm" svg:y2="12.669cm">
          <text:p text:style-name="P3"><text:span text:style-name="T2">h32</text:span></text:p>
        </draw:measure>
        <draw:measure draw:style-name="gr5" draw:text-style-name="P3" draw:layer="measurelines" svg:x1="4.681cm" svg:y1="12.415cm" svg:x2="7.53cm" svg:y2="12.415cm">
          <text:p text:style-name="P3"><text:span text:style-name="T2"><text:s text:c="2"/></text:span><text:span text:style-name="T2">W</text:span><text:span text:style-name="T2"><text:measure text:kind="gap"/></text:span></text:p>
        </draw:measure>
        <draw:measure draw:style-name="gr6" draw:text-style-name="P3" draw:layer="layout" svg:x1="5.851cm" svg:y1="6.92cm" svg:x2="5.953cm" svg:y2="20.047cm">
          <text:p text:style-name="P3"><text:span text:style-name="T2">h1</text:span></text:p>
        </draw:measure>
        <draw:measure draw:style-name="gr7" draw:text-style-name="P3" draw:layer="layout" svg:x1="7.99cm" svg:y1="12.72cm" svg:x2="8.092cm" svg:y2="19.996cm">
          <text:p text:style-name="P3"><text:span text:style-name="T2">h2</text:span></text:p>
        </draw:measure>
        <draw:measure draw:style-name="gr8" draw:text-style-name="P3" draw:layer="layout" svg:x1="9.311cm" svg:y1="10.939cm" svg:x2="9.567cm" svg:y2="20.099cm">
          <text:p text:style-name="P3"><text:span text:style-name="T2">h3</text:span></text:p>
        </draw:measure>
        <draw:measure draw:style-name="gr9" draw:text-style-name="P3" draw:layer="layout" svg:x1="12.059cm" svg:y1="15.163cm" svg:x2="12.059cm" svg:y2="19.996cm">
          <text:p text:style-name="P3"><text:span text:style-name="T2">h4</text:span></text:p>
        </draw:measure>
        <draw:measure draw:style-name="gr10" draw:text-style-name="P4" draw:layer="layout" svg:x1="13.432cm" svg:y1="13.789cm" svg:x2="13.534cm" svg:y2="19.996cm">
          <text:p text:style-name="P4"><text:span text:style-name="T2">h5</text:span></text:p>
        </draw:measure>
        <draw:measure draw:style-name="gr11" draw:text-style-name="P3" draw:layer="layout" svg:x1="11.55cm" svg:y1="13.738cm" svg:x2="11.551cm" svg:y2="15.112cm">
          <text:p text:style-name="P3"><text:span text:style-name="T2">h54</text:span></text:p>
        </draw:measure>
        <draw:measure draw:style-name="gr12" draw:text-style-name="P4" draw:layer="measurelines" svg:x1="6.004cm" svg:y1="20.454cm" svg:x2="1.832cm" svg:y2="20.454cm">
          <text:p text:style-name="P4"><text:span text:style-name="T2">t1</text:span></text:p>
        </draw:measure>
        <draw:measure draw:style-name="gr13" draw:text-style-name="P4" draw:layer="layout" svg:x1="12.008cm" svg:y1="20.403cm" svg:x2="1.832cm" svg:y2="20.454cm">
          <text:p text:style-name="P4"><text:span text:style-name="T2">t4</text:span></text:p>
        </draw:measure>
        <draw:measure draw:style-name="gr14" draw:text-style-name="P4" draw:layer="layout" svg:x1="18.673cm" svg:y1="20.454cm" svg:x2="1.832cm" svg:y2="20.454cm">
          <text:p text:style-name="P4"><text:span text:style-name="T2">T</text:span></text:p>
        </draw:measure>
        <draw:frame draw:style-name="gr15" draw:text-style-name="P2" draw:layer="layout" svg:width="2.646cm" svg:height="1.217cm" svg:x="15.722cm" svg:y="20.403cm">
          <draw:text-box>
            <text:p><text:span text:style-name="T1">Time</text:span></text:p>
          </draw:text-box>
        </draw:frame>
        <draw:measure draw:style-name="gr16" draw:text-style-name="P4" draw:layer="layout" svg:x1="13.585cm" svg:y1="20.454cm" svg:x2="1.833cm" svg:y2="20.454cm">
          <text:p text:style-name="P4"><text:span text:style-name="T2">t5</text:span></text:p>
        </draw:measure>
        <draw:measure draw:style-name="gr17" draw:text-style-name="P4" draw:layer="layout" svg:x1="9.514cm" svg:y1="20.454cm" svg:x2="1.833cm" svg:y2="20.454cm">
          <text:p text:style-name="P4"><text:span text:style-name="T2">t3</text:span></text:p>
        </draw:measure>
        <draw:measure draw:style-name="gr18" draw:text-style-name="P4" draw:layer="layout" svg:x1="7.937cm" svg:y1="20.403cm" svg:x2="1.834cm" svg:y2="20.455cm">
          <text:p text:style-name="P4"><text:span text:style-name="T2">t2</text:span></text:p>
        </draw:measur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HK" style:font-family-asian="STZhongsong" style:font-family-generic-asian="system" style:font-pitch-asian="variable" style:font-size-asian="24pt" style:language-asian="zh" style:country-asian="CN" style:font-family-complex="'Arabic Typesetting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02cm" svg:stroke-color="#000000" draw:marker-start-width="0.356cm" draw:marker-end-width="0.356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color="#000000" draw:marker-start="Arrow" draw:marker-start-width="0.2cm" draw:marker-end="Arrow" draw:marker-end-width="0.2cm" draw:fill="none" draw:fill-gradient-name="Gradient_20_8" draw:fill-hatch-name="Hatching_20_1" draw:fill-image-name="Bitmape_20_1" draw:fit-to-size="shrink-to-fit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leakey </meta:initial-creator>
    <meta:creation-date>2011-11-02T23:55:49</meta:creation-date>
    <dc:date>2011-11-03T22:03:59</dc:date>
    <dc:creator>jasonleakey </dc:creator>
    <meta:editing-duration>PT22M8S</meta:editing-duration>
    <meta:editing-cycles>3</meta:editing-cycles>
    <meta:generator>LibreOffice/3.4$Linux LibreOffice_project/340m1$Build-302</meta:generator>
    <meta:document-statistic meta:object-count="19"/>
  </office:meta>
</office:document-meta>
</file>